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1.395cm"/>
    </style:style>
    <style:style style:name="Tableau1.B" style:family="table-column">
      <style:table-column-properties style:column-width="1.612cm"/>
    </style:style>
    <style:style style:name="Tableau1.C" style:family="table-column">
      <style:table-column-properties style:column-width="1.49cm"/>
    </style:style>
    <style:style style:name="Tableau1.D" style:family="table-column">
      <style:table-column-properties style:column-width="3.007cm"/>
    </style:style>
    <style:style style:name="Tableau1.E" style:family="table-column">
      <style:table-column-properties style:column-width="3.286cm"/>
    </style:style>
    <style:style style:name="Tableau1.F" style:family="table-column">
      <style:table-column-properties style:column-width="2.582cm"/>
    </style:style>
    <style:style style:name="Tableau1.G" style:family="table-column">
      <style:table-column-properties style:column-width="5.175cm"/>
    </style:style>
    <style:style style:name="Tableau1.H" style:family="table-column">
      <style:table-column-properties style:column-width="2.203cm"/>
    </style:style>
    <style:style style:name="Tableau1.I" style:family="table-column">
      <style:table-column-properties style:column-width="2.087cm"/>
    </style:style>
    <style:style style:name="Tableau1.J" style:family="table-column">
      <style:table-column-properties style:column-width="4.87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J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J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9.234cm" style:rel-column-width="523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Frame_20_contents">
      <style:text-properties fo:font-size="10pt" officeooo:paragraph-rsid="002382a3" style:font-size-asian="10pt" style:font-size-complex="10pt"/>
    </style:style>
    <style:style style:name="P6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Frame_20_contents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63d6f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text-properties officeooo:paragraph-rsid="001fb531"/>
    </style:style>
    <style:style style:name="P9" style:family="paragraph" style:parent-style-name="Standard">
      <style:text-properties officeooo:rsid="002382a3" officeooo:paragraph-rsid="002382a3"/>
    </style:style>
    <style:style style:name="P10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paragraph-rsid="001fb531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text-line-through-type="none" style:font-name="Arial" fo:font-size="8pt" fo:letter-spacing="normal" fo:font-style="normal" fo:text-shadow="none" style:text-underline-style="none" fo:font-weight="normal" officeooo:rsid="00302f3b" officeooo:paragraph-rsid="00302f3b" style:letter-kerning="false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officeooo:rsid="0032d532" officeooo:paragraph-rsid="002382a3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15.875cm"/>
        </style:tab-stops>
      </style:paragraph-properties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097d4" officeooo:paragraph-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18.099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 style:master-page-name="">
      <style:paragraph-properties fo:margin-left="18.099cm" fo:margin-right="0cm" fo:text-indent="0cm" style:auto-text-indent="false" style:page-number="auto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3445d2" officeooo:paragraph-rsid="003445d2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5.662cm" fo:margin-right="0cm" fo:text-indent="0cm" style:auto-text-indent="false">
        <style:tab-stops>
          <style:tab-stop style:position="-5.161cm"/>
          <style:tab-stop style:position="15.875cm"/>
        </style:tab-stops>
      </style:paragraph-properties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paragraph-rsid="00121ec5" style:font-name-asian="DejaVu Serif" style:font-size-asian="10pt" style:font-style-asian="normal" style:font-weight-asian="normal" style:font-name-complex="DejaVu Serif" style:font-size-complex="10pt" style:font-style-complex="normal" style:font-weight-complex="normal" style:text-emphasize="none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font-name="DejaVu Serif" fo:font-size="10pt" officeooo:rsid="00385960" officeooo:paragraph-rsid="00385960" style:font-name-asian="DejaVu Serif" style:font-size-asian="10pt" style:font-name-complex="DejaVu Serif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DejaVu Serif" fo:font-size="10pt" style:font-name-asian="DejaVu Serif" style:font-size-asian="10pt" style:font-name-complex="DejaVu Serif" style:font-size-complex="10pt"/>
    </style:style>
    <style:style style:name="T1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officeooo:rsid="002382a3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2" style:family="text">
      <style:text-properties officeooo:rsid="0016dc63"/>
    </style:style>
    <style:style style:name="T3" style:family="text">
      <style:text-properties officeooo:rsid="002382a3"/>
    </style:style>
    <style:style style:name="T4" style:family="text">
      <style:text-properties officeooo:rsid="00281c9e"/>
    </style:style>
    <style:style style:name="T5" style:family="text">
      <style:text-properties officeooo:rsid="0039c007"/>
    </style:style>
    <style:style style:name="T6" style:family="text">
      <style:text-properties officeooo:rsid="003a90b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number:date-style style:name="N106">
      <number:day-of-week number:style="long"/>
      <number:text> </number:text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eleve;block=begin;s<text:span text:style-name="T4">ub1=incident</text:span>]</text:p>
      <text:p text:style-name="P13"><draw:frame draw:style-name="fr1" draw:name="Cadre1" text:anchor-type="paragraph" svg:x="0.3cm" svg:y="0.18cm" svg:width="4.076cm" draw:z-index="0"><draw:text-box fo:min-height="3.865cm"><text:p text:style-name="P6">[eleve.etab]</text:p><text:p text:style-name="P5"><text:span text:style-name="T2">A</text:span>cadémie de <text:span text:style-name="T3">[eleve.acad]</text:span></text:p><text:p text:style-name="P7">[eleve.adr1]</text:p><text:p text:style-name="P5"><text:span text:style-name="T1">[eleve.cp]</text:span> <text:span text:style-name="T3">[eleve.ville]</text:span></text:p></draw:text-box></draw:frame></text:p>
      <text:p text:style-name="P17">[eleve.resp_civilite] [eleve.resp_nom] [eleve.resp_prenom] </text:p>
      <text:p text:style-name="P16">[eleve.resp_adr1] </text:p>
      <text:p text:style-name="P16">[eleve.resp_adr2] </text:p>
      <text:p text:style-name="P16">[eleve.resp_adr3] </text:p>
      <text:p text:style-name="P16">[eleve.resp_cp] [eleve.resp_commune] </text:p>
      <text:p text:style-name="P16">[eleve.resp_pays] </text:p>
      <text:p text:style-name="P13"/>
      <text:p text:style-name="P13"/>
      <text:p text:style-name="P13"/>
      <text:p text:style-name="P13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19">Retenues</text:p>
          </table:table-cell>
          <table:table-cell table:style-name="Tableau3.A1" office:value-type="string">
            <text:p text:style-name="P19">Consignes</text:p>
          </table:table-cell>
          <table:table-cell table:style-name="Tableau3.C1" office:value-type="string">
            <text:p text:style-name="P19">Exclusions</text:p>
          </table:table-cell>
        </table:table-row>
        <table:table-row>
          <table:table-cell table:style-name="Tableau3.A2" office:value-type="string">
            <text:p text:style-name="P19">[eleve.sanctions.2.<text:span text:style-name="T6">total</text:span>]</text:p>
          </table:table-cell>
          <table:table-cell table:style-name="Tableau3.A2" office:value-type="string">
            <text:p text:style-name="P19">[eleve.sanctions.7.<text:span text:style-name="T6">total</text:span>]</text:p>
          </table:table-cell>
          <table:table-cell table:style-name="Tableau3.C2" office:value-type="string">
            <text:p text:style-name="P19">[eleve.sanctions.1.<text:span text:style-name="T6">total</text:span>]</text:p>
          </table:table-cell>
        </table:table-row>
      </table:table>
      <text:p text:style-name="P13"/>
      <text:p text:style-name="P13"/>
      <text:p text:style-name="P13"/>
      <text:p text:style-name="P13"><text:span text:style-name="T5">Extraction au</text:span> <text:date style:data-style-name="N106" text:date-value="2016-05-08T14:25:45.933380350">dimanche 08/05/2016</text:date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J"/>
        <table:table-header-rows>
          <table:table-row>
            <table:table-cell table:style-name="Tableau1.A1" office:value-type="string">
              <text:p text:style-name="P10">Id</text:p>
            </table:table-cell>
            <table:table-cell table:style-name="Tableau1.A1" office:value-type="string">
              <text:p text:style-name="P10">Date</text:p>
            </table:table-cell>
            <table:table-cell table:style-name="Tableau1.A1" office:value-type="string">
              <text:p text:style-name="P10">Heure</text:p>
            </table:table-cell>
            <table:table-cell table:style-name="Tableau1.A1" office:value-type="string">
              <text:p text:style-name="P10">Déclarant</text:p>
            </table:table-cell>
            <table:table-cell table:style-name="Tableau1.A1" office:value-type="string">
              <text:p text:style-name="P10">Nature</text:p>
            </table:table-cell>
            <table:table-cell table:style-name="Tableau1.A1" office:value-type="string">
              <text:p text:style-name="P10">Protagonistes</text:p>
            </table:table-cell>
            <table:table-cell table:style-name="Tableau1.A1" office:value-type="string">
              <text:p text:style-name="P10">Description</text:p>
            </table:table-cell>
            <table:table-cell table:style-name="Tableau1.A1" office:value-type="string">
              <text:p text:style-name="P10">Mesures demandées</text:p>
            </table:table-cell>
            <table:table-cell table:style-name="Tableau1.A1" office:value-type="string">
              <text:p text:style-name="P10">Mesures prises</text:p>
            </table:table-cell>
            <table:table-cell table:style-name="Tableau1.J1" office:value-type="string">
              <text:p text:style-name="P10">Sanctions</text:p>
            </table:table-cell>
          </table:table-row>
        </table:table-header-rows>
        <table:table-row>
          <table:table-cell table:style-name="Tableau1.A2" office:value-type="string">
            <text:p text:style-name="P12">[eleve_sub1.id_incident;block=table:table-row]</text:p>
          </table:table-cell>
          <table:table-cell table:style-name="Tableau1.A2" office:value-type="string">
            <text:p text:style-name="P11">[eleve_sub1.date]</text:p>
          </table:table-cell>
          <table:table-cell table:style-name="Tableau1.A2" office:value-type="string">
            <text:p text:style-name="P11">[eleve_sub1.heure]</text:p>
          </table:table-cell>
          <table:table-cell table:style-name="Tableau1.A2" office:value-type="string">
            <text:p text:style-name="P11">[eleve_sub1.declarant]</text:p>
          </table:table-cell>
          <table:table-cell table:style-name="Tableau1.A2" office:value-type="string">
            <text:p text:style-name="P11">[eleve_sub1.nature]</text:p>
          </table:table-cell>
          <table:table-cell table:style-name="Tableau1.A2" office:value-type="string">
            <text:p text:style-name="P11">[eleve_sub1.protagonistes]</text:p>
          </table:table-cell>
          <table:table-cell table:style-name="Tableau1.A2" office:value-type="string">
            <text:p text:style-name="P11">[eleve_sub1.description]</text:p>
          </table:table-cell>
          <table:table-cell table:style-name="Tableau1.A2" office:value-type="string">
            <text:p text:style-name="P11">[eleve_sub1.mesures_demandees]</text:p>
          </table:table-cell>
          <table:table-cell table:style-name="Tableau1.A2" office:value-type="string">
            <text:p text:style-name="P11">[eleve_sub1.mesures_prises]</text:p>
          </table:table-cell>
          <table:table-cell table:style-name="Tableau1.J2" office:value-type="string">
            <text:p text:style-name="P11">[eleve_sub1.sanctions]</text:p>
          </table:table-cell>
        </table:table-row>
      </table:table>
      <text:p text:style-name="P8"/>
      <text:p text:style-name="P9">[eleve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9.234cm" style:rel-column-width="21845*"/>
    </style:style>
    <style:style style:name="Tableau2.A1" style:family="table-cell">
      <style:table-cell-properties fo:padding="0.097cm" fo:border="none"/>
    </style:style>
    <style:style style:name="MP1" style:family="paragraph" style:parent-style-name="Footer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style:font-size-asian="8pt" style:font-size-complex="8pt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Footer">
      <style:text-properties fo:font-size="2pt" style:font-size-asian="1.75pt" style:font-size-complex="2pt"/>
    </style:style>
    <style:page-layout style:name="Mpm1">
      <style:page-layout-properties fo:page-width="29.7cm" fo:page-height="21.001cm" style:num-format="1" style:print-orientation="landscape" fo:margin-top="1cm" fo:margin-bottom="1.3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2" table:style-name="Tableau2">
          <table:table-column table:style-name="Tableau2.A" table:number-columns-repeated="3"/>
          <table:table-row>
            <table:table-cell table:style-name="Tableau2.A1" office:value-type="string">
              <text:p text:style-name="MP1"><text:date style:data-style-name="N36" text:date-value="2016-05-08T14:25:45.904354657">08/05/2016</text:date></text:p>
            </table:table-cell>
            <table:table-cell table:style-name="Tableau2.A1" office:value-type="string">
              <text:p text:style-name="MP2"/>
            </table:table-cell>
            <table:table-cell table:style-name="Tableau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09T13:55:13</meta:creation-date>
    <dc:date>2016-05-08T14:25:45.703576077</dc:date>
    <meta:editing-duration>PT6H9M32S</meta:editing-duration>
    <meta:editing-cycles>48</meta:editing-cycles>
    <meta:generator>LibreOffice/4.3.3.2$Linux_x86 LibreOffice_project/430m0$Build-2</meta:generator>
    <meta:document-statistic meta:table-count="3" meta:image-count="0" meta:object-count="0" meta:page-count="1" meta:paragraph-count="41" meta:word-count="52" meta:character-count="779" meta:non-whitespace-character-count="762"/>
  </office:meta>
</office:document-meta>
</file>